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33]</text:p>
      <text:h text:style-name="Heading_20_2" text:outline-level="2">Info</text:h>
      <text:p text:style-name="First_20_paragraph">[ScID:120]</text:p>
      <text:p text:style-name="Text_20_body">*** IMPORTANT ***</text:p>
      <text:p text:style-name="Text_20_body">Uninstalling yWriter5 will uninstall (delete) this sample project.</text:p>
      <text:p text:style-name="Text_20_body">Reinstalling yWriter5 will overwrite this sample project.</text:p>
      <text:p text:style-name="Text_20_body">Therefore, rather than modifying this project with your own content, <text:span text:style-name="T1">please create a new project for your own work</text:span>. (<text:span text:style-name="T2">Project - Create Empty Project</text:span>, or <text:span text:style-name="T2">Project - New Project Wizard</text:span>)</text:p>
      <text:p text:style-name="Text_20_body">Any new projects created with yWriter5 will not be deleted, overwritten or modified when you uninstall or reinstall the software.</text:p>
      <text:p text:style-name="Text_20_body">[/ScID]</text:p>
      <text:p text:style-name="Text_20_body">[/ChID]</text:p>
      <text:p text:style-name="Text_20_body">[ChID:1]</text:p>
      <text:h text:style-name="Heading_20_2" text:outline-level="2">1</text:h>
      <text:p text:style-name="First_20_paragraph">[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h text:style-name="Heading_20_2" text:outline-level="2">2</text:h>
      <text:p text:style-name="First_20_paragraph">[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h text:style-name="Heading_20_2" text:outline-level="2">3</text:h>
      <text:p text:style-name="First_20_paragraph">[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h text:style-name="Heading_20_2" text:outline-level="2">4</text:h>
      <text:p text:style-name="First_20_paragraph">[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h text:style-name="Heading_20_2" text:outline-level="2">5</text:h>
      <text:p text:style-name="First_20_paragraph">[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h text:style-name="Heading_20_2" text:outline-level="2">6</text:h>
      <text:p text:style-name="First_20_paragraph">[ScID:58]</text:p>
      <text:p text:style-name="Text_20_body">[/ScID]</text:p>
      <text:p text:style-name="Text_20_body">[ScID:12]</text:p>
      <text:p text:style-name="Text_20_body">[/ScID]</text:p>
      <text:p text:style-name="Text_20_body">[/ChID]</text:p>
      <text:p text:style-name="Text_20_body">[ChID:7]</text:p>
      <text:h text:style-name="Heading_20_2" text:outline-level="2">7</text:h>
      <text:p text:style-name="First_20_paragraph">[ScID:15]</text:p>
      <text:p text:style-name="Text_20_body">[/ScID]</text:p>
      <text:p text:style-name="Text_20_body">[/ChID]</text:p>
      <text:p text:style-name="Text_20_body">[ChID:8]</text:p>
      <text:h text:style-name="Heading_20_2" text:outline-level="2">8</text:h>
      <text:p text:style-name="First_20_paragraph">[ScID:17]</text:p>
      <text:p text:style-name="Text_20_body">[/ScID]</text:p>
      <text:p text:style-name="Text_20_body">[/ChID]</text:p>
      <text:p text:style-name="Text_20_body">[ChID:9]</text:p>
      <text:h text:style-name="Heading_20_2" text:outline-level="2">9</text:h>
      <text:p text:style-name="First_20_paragraph">[ScID:19]</text:p>
      <text:p text:style-name="Text_20_body">[/ScID]</text:p>
      <text:p text:style-name="Text_20_body">[/ChID]</text:p>
      <text:p text:style-name="Text_20_body">[ChID:10]</text:p>
      <text:h text:style-name="Heading_20_2" text:outline-level="2">10</text:h>
      <text:p text:style-name="First_20_paragraph">[ScID:22]</text:p>
      <text:p text:style-name="Text_20_body">[/ScID]</text:p>
      <text:p text:style-name="Text_20_body">[/ChID]</text:p>
      <text:p text:style-name="Text_20_body">[ChID:11]</text:p>
      <text:h text:style-name="Heading_20_2" text:outline-level="2">11</text:h>
      <text:p text:style-name="First_20_paragraph">[ScID:25]</text:p>
      <text:p text:style-name="Text_20_body">[/ScID]</text:p>
      <text:p text:style-name="Text_20_body">[ScID:27]</text:p>
      <text:p text:style-name="Text_20_body">[/ScID]</text:p>
      <text:p text:style-name="Text_20_body">[/ChID]</text:p>
      <text:p text:style-name="Text_20_body">[ChID:12]</text:p>
      <text:h text:style-name="Heading_20_2" text:outline-level="2">12</text:h>
      <text:p text:style-name="First_20_paragraph">[ScID:29]</text:p>
      <text:p text:style-name="Text_20_body">[/ScID]</text:p>
      <text:p text:style-name="Text_20_body">[ScID:31]</text:p>
      <text:p text:style-name="Text_20_body">[/ScID]</text:p>
      <text:p text:style-name="Text_20_body">[/ChID]</text:p>
      <text:p text:style-name="Text_20_body">[ChID:13]</text:p>
      <text:h text:style-name="Heading_20_2" text:outline-level="2">13</text:h>
      <text:p text:style-name="First_20_paragraph">[ScID:34]</text:p>
      <text:p text:style-name="Text_20_body">[/ScID]</text:p>
      <text:p text:style-name="Text_20_body">[/ChID]</text:p>
      <text:p text:style-name="Text_20_body">[ChID:14]</text:p>
      <text:h text:style-name="Heading_20_2" text:outline-level="2">14</text:h>
      <text:p text:style-name="First_20_paragraph">[/ChID]</text:p>
      <text:p text:style-name="Text_20_body">[ChID:15]</text:p>
      <text:h text:style-name="Heading_20_2" text:outline-level="2">15</text:h>
      <text:p text:style-name="First_20_paragraph">[ScID:38]</text:p>
      <text:p text:style-name="Text_20_body">[/ScID]</text:p>
      <text:p text:style-name="Text_20_body">[ScID:40]</text:p>
      <text:p text:style-name="Text_20_body">[/ScID]</text:p>
      <text:p text:style-name="Text_20_body">[/ChID]</text:p>
      <text:p text:style-name="Text_20_body">[ChID:16]</text:p>
      <text:h text:style-name="Heading_20_2" text:outline-level="2">16</text:h>
      <text:p text:style-name="First_20_paragraph">[ScID:43]</text:p>
      <text:p text:style-name="Text_20_body">[/ScID]</text:p>
      <text:p text:style-name="Text_20_body">[ScID:45]</text:p>
      <text:p text:style-name="Text_20_body">[/ScID]</text:p>
      <text:p text:style-name="Text_20_body">[/ChID]</text:p>
      <text:p text:style-name="Text_20_body">[ChID:17]</text:p>
      <text:h text:style-name="Heading_20_2" text:outline-level="2">17</text:h>
      <text:p text:style-name="First_20_paragraph">[ScID:47]</text:p>
      <text:p text:style-name="Text_20_body">[/ScID]</text:p>
      <text:p text:style-name="Text_20_body">[ScID:49]</text:p>
      <text:p text:style-name="Text_20_body">[/ScID]</text:p>
      <text:p text:style-name="Text_20_body">[/ChID]</text:p>
      <text:p text:style-name="Text_20_body">[ChID:18]</text:p>
      <text:h text:style-name="Heading_20_2" text:outline-level="2">18</text:h>
      <text:p text:style-name="First_20_paragraph">[ScID:51]</text:p>
      <text:p text:style-name="Text_20_body">[/ScID]</text:p>
      <text:p text:style-name="Text_20_body">[ScID:53]</text:p>
      <text:p text:style-name="Text_20_body">[/ScID]</text:p>
      <text:p text:style-name="Text_20_body">[/ChID]</text:p>
      <text:p text:style-name="Text_20_body">[ChID:19]</text:p>
      <text:h text:style-name="Heading_20_2" text:outline-level="2">19</text:h>
      <text:p text:style-name="First_20_paragraph">[ScID:55]</text:p>
      <text:p text:style-name="Text_20_body">[/ScID]</text:p>
      <text:p text:style-name="Text_20_body">[ScID:57]</text:p>
      <text:p text:style-name="Text_20_body">[/ScID]</text:p>
      <text:p text:style-name="Text_20_body">[/ChID]</text:p>
      <text:p text:style-name="Text_20_body">[ChID:20]</text:p>
      <text:h text:style-name="Heading_20_2" text:outline-level="2">20</text:h>
      <text:p text:style-name="First_20_paragraph">[ScID:60]</text:p>
      <text:p text:style-name="Text_20_body">[/ScID]</text:p>
      <text:p text:style-name="Text_20_body">[ScID:62]</text:p>
      <text:p text:style-name="Text_20_body">[/ScID]</text:p>
      <text:p text:style-name="Text_20_body">[ScID:64]</text:p>
      <text:p text:style-name="Text_20_body">[/ScID]</text:p>
      <text:p text:style-name="Text_20_body">[/ChID]</text:p>
      <text:p text:style-name="Text_20_body">[ChID:21]</text:p>
      <text:h text:style-name="Heading_20_2" text:outline-level="2">21</text:h>
      <text:p text:style-name="First_20_paragraph">[ScID:66]</text:p>
      <text:p text:style-name="Text_20_body">[/ScID]</text:p>
      <text:p text:style-name="Text_20_body">[ScID:68]</text:p>
      <text:p text:style-name="Text_20_body">[/ScID]</text:p>
      <text:p text:style-name="Text_20_body">[/ChID]</text:p>
      <text:p text:style-name="Text_20_body">[ChID:22]</text:p>
      <text:h text:style-name="Heading_20_2" text:outline-level="2">22</text:h>
      <text:p text:style-name="First_20_paragraph">[ScID:71]</text:p>
      <text:p text:style-name="Text_20_body">[/ScID]</text:p>
      <text:p text:style-name="Text_20_body">[/ChID]</text:p>
      <text:p text:style-name="Text_20_body">[ChID:23]</text:p>
      <text:h text:style-name="Heading_20_2" text:outline-level="2">23</text:h>
      <text:p text:style-name="First_20_paragraph">[ScID:74]</text:p>
      <text:p text:style-name="Text_20_body">[/ScID]</text:p>
      <text:p text:style-name="Text_20_body">[/ChID]</text:p>
      <text:p text:style-name="Text_20_body">[ChID:24]</text:p>
      <text:h text:style-name="Heading_20_2" text:outline-level="2">24</text:h>
      <text:p text:style-name="First_20_paragraph">[ScID:77]</text:p>
      <text:p text:style-name="Text_20_body">[/ScID]</text:p>
      <text:p text:style-name="Text_20_body">[ScID:79]</text:p>
      <text:p text:style-name="Text_20_body">[/ScID]</text:p>
      <text:p text:style-name="Text_20_body">[ScID:81]</text:p>
      <text:p text:style-name="Text_20_body">[/ScID]</text:p>
      <text:p text:style-name="Text_20_body">[/ChID]</text:p>
      <text:p text:style-name="Text_20_body">[ChID:25]</text:p>
      <text:h text:style-name="Heading_20_2" text:outline-level="2">25</text:h>
      <text:p text:style-name="First_20_paragraph">[ScID:84]</text:p>
      <text:p text:style-name="Text_20_body">[/ScID]</text:p>
      <text:p text:style-name="Text_20_body">[ScID:86]</text:p>
      <text:p text:style-name="Text_20_body">[/ScID]</text:p>
      <text:p text:style-name="Text_20_body">[/ChID]</text:p>
      <text:p text:style-name="Text_20_body">[ChID:26]</text:p>
      <text:h text:style-name="Heading_20_2" text:outline-level="2">26</text:h>
      <text:p text:style-name="First_20_paragraph">[ScID:89]</text:p>
      <text:p text:style-name="Text_20_body">[/ScID]</text:p>
      <text:p text:style-name="Text_20_body">[/ChID]</text:p>
      <text:p text:style-name="Text_20_body">[ChID:27]</text:p>
      <text:h text:style-name="Heading_20_2" text:outline-level="2">27</text:h>
      <text:p text:style-name="First_20_paragraph">[ScID:92]</text:p>
      <text:p text:style-name="Text_20_body">[/ScID]</text:p>
      <text:p text:style-name="Text_20_body">[ScID:94]</text:p>
      <text:p text:style-name="Text_20_body">[/ScID]</text:p>
      <text:p text:style-name="Text_20_body">[/ChID]</text:p>
      <text:p text:style-name="Text_20_body">[ChID:28]</text:p>
      <text:h text:style-name="Heading_20_2" text:outline-level="2">28</text:h>
      <text:p text:style-name="First_20_paragraph">[ScID:96]</text:p>
      <text:p text:style-name="Text_20_body">[/ScID]</text:p>
      <text:p text:style-name="Text_20_body">[ScID:98]</text:p>
      <text:p text:style-name="Text_20_body">[/ScID]</text:p>
      <text:p text:style-name="Text_20_body">[/ChID]</text:p>
      <text:p text:style-name="Text_20_body">[ChID:29]</text:p>
      <text:h text:style-name="Heading_20_2" text:outline-level="2">29</text:h>
      <text:p text:style-name="First_20_paragraph">[ScID:101]</text:p>
      <text:p text:style-name="Text_20_body">[/ScID]</text:p>
      <text:p text:style-name="Text_20_body">[ScID:103]</text:p>
      <text:p text:style-name="Text_20_body">[/ScID]</text:p>
      <text:p text:style-name="Text_20_body">[ScID:105]</text:p>
      <text:p text:style-name="Text_20_body">[/ScID]</text:p>
      <text:p text:style-name="Text_20_body">[/ChID]</text:p>
      <text:p text:style-name="Text_20_body">[ChID:30]</text:p>
      <text:h text:style-name="Heading_20_2" text:outline-level="2">30</text:h>
      <text:p text:style-name="First_20_paragraph">[ScID:108]</text:p>
      <text:p text:style-name="Text_20_body">[/ScID]</text:p>
      <text:p text:style-name="Text_20_body">[ScID:110]</text:p>
      <text:p text:style-name="Text_20_body">[/ScID]</text:p>
      <text:p text:style-name="Text_20_body">[ScID:112]</text:p>
      <text:p text:style-name="Text_20_body">[/ScID]</text:p>
      <text:p text:style-name="Text_20_body">[/ChID]</text:p>
      <text:p text:style-name="Text_20_body">[ChID:31]</text:p>
      <text:h text:style-name="Heading_20_2" text:outline-level="2">31</text:h>
      <text:p text:style-name="First_20_paragraph">[ScID:114]</text:p>
      <text:p text:style-name="Text_20_body">[/ScID]</text:p>
      <text:p text:style-name="Text_20_body">[ScID:116]</text:p>
      <text:p text:style-name="Text_20_body">[/ScID]</text:p>
      <text:p text:style-name="Text_20_body">[/ChID]</text:p>
      <text:p text:style-name="Text_20_body">[ChID:32]</text:p>
      <text:h text:style-name="Heading_20_2" text:outline-level="2">32</text:h>
      <text:p text:style-name="First_20_paragraph">[ScID:119]</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2-20T17:32:18Z</meta:creation-date>
    <dc:date>2019-12-20T17:32:18Z</dc:date>
  </office:meta>
</office:document-meta>
</file>